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a458" officeooo:paragraph-rsid="0004a45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4a458" officeooo:paragraph-rsid="0004a458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04a458" officeooo:paragraph-rsid="0004a458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04c684" officeooo:paragraph-rsid="0004c684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pt" style:text-underline-style="none" fo:font-weight="bold" officeooo:rsid="0004a458" officeooo:paragraph-rsid="0004a458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04c684" officeooo:paragraph-rsid="0004c684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04efda" officeooo:paragraph-rsid="0004efda" style:font-size-asian="8.75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ilding msm8905 </text:p>
      <text:p text:style-name="P2"/>
      <text:p text:style-name="P3"/>
      <text:p text:style-name="P3">1.Error: could not find jdk tools.jar, please install JDK6, which you can download from java.sun.com. Stop.</text:p>
      <text:p text:style-name="P3"/>
      <text:p text:style-name="P5">Sol:<text:span text:style-name="T1"> Installed openjdk 6 by using following command.</text:span></text:p>
      <text:p text:style-name="P5"/>
      <text:p text:style-name="P3">sudo apt-get install openjdk-6-jdk </text:p>
      <text:p text:style-name="P3"/>
      <text:p text:style-name="P4">2.while building rpm proc</text:p>
      <text:p text:style-name="P4"/>
      <text:p text:style-name="P4">!! ERROR: DevCfg error found: File not found: /home/nomultar/workspace/msm8905/rpm_proc/core/dal/config/8905/rpm/dalsystem_rpm.xml </text:p>
      <text:p text:style-name="P4">!! ERROR: None </text:p>
      <text:p text:style-name="P4">Exception: File not found: ${BUILD_ROOT}/core/dal/config/${MSM_ID}/rpm/dalsystem_rpm.xml: </text:p>
      <text:p text:style-name="P4"><text:s text:c="2"/>File "/home/nomultar/workspace/msm8905/rpm_proc/tools/build/scons/build/start.scons", line 41: </text:p>
      <text:p text:style-name="P4"><text:s text:c="4"/>env.Tool('ComSConstruct', toolpath = ['${BUILD_ROOT}/tools/build/scons/build']) </text:p>
      <text:p text:style-name="P4"/>
      <text:p text:style-name="P4"><text:span text:style-name="T2">Sol</text:span>: ./build_8909.sh 2&gt;&amp;1 | tee build_rpm.log </text:p>
      <text:p text:style-name="P4"/>
      <text:p text:style-name="P7">3.need to comment some lines (jdk) in LINUX/android/build/core/main.m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6:38:35.839778170</meta:creation-date>
    <dc:date>2019-08-07T10:47:32.496625821</dc:date>
    <meta:editing-duration>P0D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73" meta:character-count="769" meta:non-whitespace-character-count="694"/>
  </office:meta>
</office:document-meta>
</file>